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*Cambria-17485-Identity-H" svg:font-family="*Cambria-17485-Identity-H" style:font-family-generic="roman" style:font-pitch="variable"/>
    <style:font-face style:name="*Cambria-18752-Identity-H" svg:font-family="*Cambria-18752-Identity-H" style:font-family-generic="roman" style:font-pitch="variable"/>
    <style:font-face style:name="*Courier New-18750-Identity-H" svg:font-family="'*Courier New-18750-Identity-H'" style:font-family-generic="roman" style:font-pitch="variable"/>
    <style:font-face style:name="*Courier New-Bold-18748-Identity-H" svg:font-family="'*Courier New-Bold-18748-Identity-H'" style:font-family-generic="roman" style:font-pitch="variable"/>
    <style:font-face style:name="*Minion Pro-17488-Identity-H" svg:font-family="'*Minion Pro-17488-Identity-H'" style:font-family-generic="roman" style:font-pitch="variable"/>
    <style:font-face style:name="*Minion Pro-18754-Identity-H" svg:font-family="'*Minion Pro-18754-Identity-H'" style:font-family-generic="roman" style:font-pitch="variable"/>
    <style:font-face style:name="*Minion Pro-18755-Identity-H" svg:font-family="'*Minion Pro-18755-Identity-H'" style:font-family-generic="roman" style:font-pitch="variable"/>
    <style:font-face style:name="*Minion Pro-Bold-17489-Identity-H" svg:font-family="'*Minion Pro-Bold-17489-Identity-H'" style:font-family-generic="roman" style:font-pitch="variable"/>
    <style:font-face style:name="*Minion Pro-Bold-18753-Identity-H" svg:font-family="'*Minion Pro-Bold-18753-Identity-H'" style:font-family-generic="roman" style:font-pitch="variable"/>
    <style:font-face style:name="*Minion Pro-Bold-18756-Identity-H" svg:font-family="'*Minion Pro-Bold-18756-Identity-H'" style:font-family-generic="roman" style:font-pitch="variable"/>
    <style:font-face style:name="*Times New Roman-17479-Identity-H" svg:font-family="'*Times New Roman-17479-Identity-H'" style:font-family-generic="roman" style:font-pitch="variable"/>
    <style:font-face style:name="*Times New Roman-17480-Identity-H" svg:font-family="'*Times New Roman-17480-Identity-H'" style:font-family-generic="roman" style:font-pitch="variable"/>
    <style:font-face style:name="*Times New Roman-18741-Identity-H" svg:font-family="'*Times New Roman-18741-Identity-H'" style:font-family-generic="roman" style:font-pitch="variable"/>
    <style:font-face style:name="*Times New Roman-18742-Identity-H" svg:font-family="'*Times New Roman-18742-Identity-H'" style:font-family-generic="roman" style:font-pitch="variable"/>
    <style:font-face style:name="*Times New Roman-18743-Identity-H" svg:font-family="'*Times New Roman-18743-Identity-H'" style:font-family-generic="roman" style:font-pitch="variable"/>
    <style:font-face style:name="*Times New Roman-18744-Identity-H" svg:font-family="'*Times New Roman-18744-Identity-H'" style:font-family-generic="roman" style:font-pitch="variable"/>
    <style:font-face style:name="*Times New Roman-Bold-18746-Identity-H" svg:font-family="'*Times New Roman-Bold-18746-Identity-H'" style:font-family-generic="roman" style:font-pitch="variable"/>
    <style:font-face style:name="*Times New Roman-BoldItalic-18745-Identity-H" svg:font-family="'*Times New Roman-BoldItalic-18745-Identity-H'" style:font-family-generic="roman" style:font-pitch="variable"/>
    <style:font-face style:name="*Verdana-18751-Identity-H" svg:font-family="*Verdana-18751-Identity-H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1.906cm" style:rel-column-width="6750*"/>
    </style:style>
    <style:style style:name="Таблица1.B" style:family="table-column">
      <style:table-column-properties style:column-width="2.898cm" style:rel-column-width="1643*"/>
    </style:style>
    <style:style style:name="Таблица1.C" style:family="table-column">
      <style:table-column-properties style:column-width="2.196cm" style:rel-column-width="12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2.594cm" style:rel-column-width="7140*"/>
    </style:style>
    <style:style style:name="Таблица2.B" style:family="table-column">
      <style:table-column-properties style:column-width="2.21cm" style:rel-column-width="1253*"/>
    </style:style>
    <style:style style:name="Таблица2.C" style:family="table-column">
      <style:table-column-properties style:column-width="2.196cm" style:rel-column-width="12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mbria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 fo:orphans="0" fo:widows="0">
        <style:tab-stops/>
      </style:paragraph-properties>
      <style:text-properties style:font-name="Cambria" fo:font-size="10pt" officeooo:paragraph-rsid="0007613f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mbria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Cambria" fo:font-size="10pt" officeooo:paragraph-rsid="0007613f" style:font-size-asian="10pt" style:font-size-complex="10pt"/>
    </style:style>
    <style:style style:name="P5" style:family="paragraph" style:parent-style-name="Standard">
      <style:text-properties style:font-name="Cambria" fo:font-size="10pt" officeooo:rsid="00045fad" officeooo:paragraph-rsid="00045fad" style:font-size-asian="10pt" style:font-size-complex="10pt"/>
    </style:style>
    <style:style style:name="P6" style:family="paragraph" style:parent-style-name="Standard" style:list-style-name="L1">
      <style:text-properties style:font-name="Cambria" fo:font-size="10pt" officeooo:rsid="00045fad" officeooo:paragraph-rsid="00053e20" style:font-size-asian="10pt" style:font-size-complex="10pt"/>
    </style:style>
    <style:style style:name="P7" style:family="paragraph" style:parent-style-name="Standard">
      <style:text-properties style:font-name="Cambria" fo:font-size="10pt" officeooo:paragraph-rsid="0003b2dd" style:font-size-asian="10pt" style:font-size-complex="10pt"/>
    </style:style>
    <style:style style:name="P8" style:family="paragraph" style:parent-style-name="Standard">
      <style:text-properties style:font-name="Cambria" fo:font-size="10pt" officeooo:paragraph-rsid="00053e20" style:font-size-asian="10pt" style:font-size-complex="10pt"/>
    </style:style>
    <style:style style:name="P9" style:family="paragraph" style:parent-style-name="Standard" style:list-style-name="L1">
      <style:text-properties style:font-name="Cambria" fo:font-size="10pt" officeooo:paragraph-rsid="00053e20" style:font-size-asian="10pt" style:font-size-complex="10pt"/>
    </style:style>
    <style:style style:name="P10" style:family="paragraph" style:parent-style-name="Standard">
      <style:text-properties style:font-name="Cambria" fo:font-size="10pt" officeooo:paragraph-rsid="0007613f" style:font-size-asian="10pt" style:font-size-complex="10pt"/>
    </style:style>
    <style:style style:name="P11" style:family="paragraph" style:parent-style-name="Standard">
      <style:text-properties style:font-name="Cambria" fo:font-size="10pt" fo:language="ru" fo:country="RU" officeooo:rsid="00096d84" officeooo:paragraph-rsid="00096d84" style:font-size-asian="10pt" style:font-size-complex="10pt"/>
    </style:style>
    <style:style style:name="P12" style:family="paragraph" style:parent-style-name="Standard">
      <style:text-properties style:font-name="Cambria" fo:font-size="10pt" fo:language="ru" fo:country="RU" officeooo:rsid="000baf9c" officeooo:paragraph-rsid="000baf9c" style:font-size-asian="10pt" style:font-size-complex="10pt"/>
    </style:style>
    <style:style style:name="P13" style:family="paragraph" style:parent-style-name="Standard">
      <style:text-properties style:font-name="Cambria" fo:font-size="10pt" fo:language="ru" fo:country="RU" officeooo:rsid="0007613f" officeooo:paragraph-rsid="000baf9c" style:font-size-asian="10pt" style:font-size-complex="10pt"/>
    </style:style>
    <style:style style:name="P14" style:family="paragraph" style:parent-style-name="Standard">
      <style:text-properties style:font-name="Cambria" fo:font-size="10pt" fo:language="ru" fo:country="RU" officeooo:rsid="000d60f7" officeooo:paragraph-rsid="000d60f7" style:font-size-asian="10pt" style:font-size-complex="10pt"/>
    </style:style>
    <style:style style:name="P15" style:family="paragraph" style:parent-style-name="Table_20_Contents">
      <style:text-properties style:font-name="Cambria" fo:font-size="10pt" fo:language="ru" fo:country="RU" officeooo:rsid="0007613f" officeooo:paragraph-rsid="0007613f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mbria" fo:font-size="10pt" fo:language="ru" fo:country="RU" officeooo:rsid="0007613f" officeooo:paragraph-rsid="0007613f" style:font-size-asian="10pt" style:font-size-complex="10pt"/>
    </style:style>
    <style:style style:name="P17" style:family="paragraph" style:parent-style-name="Table_20_Contents">
      <style:text-properties style:font-name="Cambria" fo:font-size="10pt" fo:language="ru" fo:country="RU" officeooo:rsid="0007613f" officeooo:paragraph-rsid="0008f405" style:font-size-asian="10pt" style:font-size-complex="10pt"/>
    </style:style>
    <style:style style:name="P18" style:family="paragraph" style:parent-style-name="Table_20_Contents">
      <style:text-properties style:font-name="Cambria" fo:font-size="10pt" fo:language="ru" fo:country="RU" officeooo:rsid="000d60f7" officeooo:paragraph-rsid="000d60f7" style:font-size-asian="10pt" style:font-size-complex="10pt"/>
    </style:style>
    <style:style style:name="P19" style:family="paragraph" style:parent-style-name="Table_20_Contents">
      <style:text-properties style:font-name="Cambria" fo:font-size="10pt" fo:language="ru" fo:country="RU" officeooo:rsid="000d60f7" officeooo:paragraph-rsid="000e1700" style:font-size-asian="10pt" style:font-size-complex="10pt"/>
    </style:style>
    <style:style style:name="P20" style:family="paragraph" style:parent-style-name="Table_20_Contents">
      <style:text-properties style:font-name="Cambria" fo:font-size="10pt" fo:language="ru" fo:country="RU" officeooo:rsid="000e1700" officeooo:paragraph-rsid="000e1700" style:font-size-asian="10pt" style:font-size-complex="10pt"/>
    </style:style>
    <style:style style:name="P21" style:family="paragraph" style:parent-style-name="Table_20_Contents">
      <style:text-properties style:font-name="Cambria" fo:font-size="10pt" fo:language="ru" fo:country="RU" officeooo:rsid="000e883c" officeooo:paragraph-rsid="000e883c" style:font-size-asian="10pt" style:font-size-complex="10pt"/>
    </style:style>
    <style:style style:name="P22" style:family="paragraph" style:parent-style-name="Table_20_Contents">
      <style:text-properties style:font-name="Cambria"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3b2dd"/>
    </style:style>
    <style:style style:name="T3" style:family="text">
      <style:text-properties fo:language="ru" fo:country="RU" officeooo:rsid="00045fad"/>
    </style:style>
    <style:style style:name="T4" style:family="text">
      <style:text-properties fo:language="ru" fo:country="RU" officeooo:rsid="00053e20"/>
    </style:style>
    <style:style style:name="T5" style:family="text">
      <style:text-properties fo:language="ru" fo:country="RU" officeooo:rsid="0005dd86"/>
    </style:style>
    <style:style style:name="T6" style:family="text">
      <style:text-properties fo:language="ru" fo:country="RU" officeooo:rsid="0007613f"/>
    </style:style>
    <style:style style:name="T7" style:family="text">
      <style:text-properties fo:language="ru" fo:country="RU" officeooo:rsid="0008f405"/>
    </style:style>
    <style:style style:name="T8" style:family="text">
      <style:text-properties fo:color="#33373a" loext:opacity="100%" fo:font-style="normal" fo:font-weight="normal" style:font-style-asian="normal" style:font-weight-asian="normal"/>
    </style:style>
    <style:style style:name="T9" style:family="text">
      <style:text-properties fo:color="#34393c" loext:opacity="100%" fo:font-style="normal" fo:font-weight="normal" style:font-style-asian="normal" style:font-weight-asian="normal"/>
    </style:style>
    <style:style style:name="T10" style:family="text">
      <style:text-properties fo:color="#2c2d2d" loext:opacity="100%" fo:language="ru" fo:country="RU" fo:font-style="normal" fo:font-weight="normal" officeooo:rsid="0007613f" style:letter-kerning="true" style:font-style-asian="normal" style:font-weight-asian="normal"/>
    </style:style>
    <style:style style:name="T11" style:family="text">
      <style:text-properties fo:color="#2c2d2d" loext:opacity="100%" fo:font-style="normal" fo:font-weight="normal" style:letter-kerning="true" style:font-style-asian="normal" style:font-weight-asian="normal"/>
    </style:style>
    <style:style style:name="T12" style:family="text">
      <style:text-properties fo:color="#252526" loext:opacity="100%" fo:font-style="normal" fo:font-weight="normal" style:letter-kerning="true" style:font-style-asian="normal" style:font-weight-asian="normal"/>
    </style:style>
    <style:style style:name="T13" style:family="text">
      <style:text-properties fo:color="#252526" loext:opacity="100%" fo:language="ru" fo:country="RU" fo:font-style="normal" fo:font-weight="normal" officeooo:rsid="0007613f" style:letter-kerning="true" style:font-style-asian="normal" style:font-weight-asian="normal"/>
    </style:style>
    <style:style style:name="T14" style:family="text">
      <style:text-properties fo:color="#28292a" loext:opacity="100%" fo:font-style="normal" fo:font-weight="normal" style:letter-kerning="true" style:font-style-asian="normal" style:font-weight-asian="normal"/>
    </style:style>
    <style:style style:name="T15" style:family="text">
      <style:text-properties fo:color="#28292a" loext:opacity="100%" fo:language="ru" fo:country="RU" fo:font-style="normal" fo:font-weight="normal" officeooo:rsid="0007613f" style:letter-kerning="true" style:font-style-asian="normal" style:font-weight-asian="normal"/>
    </style:style>
    <style:style style:name="T16" style:family="text">
      <style:text-properties fo:color="#323232" loext:opacity="100%" fo:font-style="normal" fo:font-weight="normal" style:letter-kerning="true" style:font-style-asian="normal" style:font-weight-asian="normal"/>
    </style:style>
    <style:style style:name="T17" style:family="text">
      <style:text-properties fo:color="#323232" loext:opacity="100%" fo:language="ru" fo:country="RU" fo:font-style="normal" fo:font-weight="normal" officeooo:rsid="0007613f" style:letter-kerning="true" style:font-style-asian="normal" style:font-weight-asian="normal"/>
    </style:style>
    <style:style style:name="T18" style:family="text">
      <style:text-properties fo:color="#1f2428" loext:opacity="100%" fo:font-style="normal" fo:font-weight="normal" style:letter-kerning="true" style:font-style-asian="normal" style:font-weight-asian="normal"/>
    </style:style>
    <style:style style:name="T19" style:family="text">
      <style:text-properties fo:color="#1f2428" loext:opacity="100%" fo:language="ru" fo:country="RU" fo:font-style="normal" fo:font-weight="normal" style:letter-kerning="true" style:font-style-asian="normal" style:font-weight-asian="normal"/>
    </style:style>
    <style:style style:name="T20" style:family="text">
      <style:text-properties fo:color="#1f2428" loext:opacity="100%" fo:language="ru" fo:country="RU" fo:font-style="normal" fo:font-weight="normal" officeooo:rsid="0007613f" style:letter-kerning="true" style:font-style-asian="normal" style:font-weight-asian="normal"/>
    </style:style>
    <style:style style:name="T21" style:family="text">
      <style:text-properties fo:color="#1f2428" loext:opacity="100%" fo:language="ru" fo:country="RU" fo:font-style="normal" fo:font-weight="normal" officeooo:rsid="0008f405" style:letter-kerning="true" style:font-style-asian="normal" style:font-weight-asian="normal"/>
    </style:style>
    <style:style style:name="T22" style:family="text">
      <style:text-properties fo:color="#2b3235" loext:opacity="100%" fo:font-style="normal" fo:font-weight="normal" style:letter-kerning="true" style:font-style-asian="normal" style:font-weight-asian="normal"/>
    </style:style>
    <style:style style:name="T23" style:family="text">
      <style:text-properties fo:color="#2d2e2e" loext:opacity="100%" fo:font-style="normal" fo:font-weight="normal" style:letter-kerning="true" style:font-style-asian="normal" style:font-weight-asian="normal"/>
    </style:style>
    <style:style style:name="T24" style:family="text">
      <style:text-properties fo:color="#2d2e2e" loext:opacity="100%" fo:language="ru" fo:country="RU" fo:font-style="normal" fo:font-weight="normal" officeooo:rsid="0007613f" style:letter-kerning="true" style:font-style-asian="normal" style:font-weight-asian="normal"/>
    </style:style>
    <style:style style:name="T25" style:family="text">
      <style:text-properties fo:color="#373739" loext:opacity="100%" fo:font-style="normal" fo:font-weight="normal" style:letter-kerning="true" style:font-style-asian="normal" style:font-weight-asian="normal"/>
    </style:style>
    <style:style style:name="T26" style:family="text">
      <style:text-properties fo:color="#23292c" loext:opacity="100%" fo:font-style="normal" fo:font-weight="normal" style:letter-kerning="true" style:font-style-asian="normal" style:font-weight-asian="normal"/>
    </style:style>
    <style:style style:name="T27" style:family="text">
      <style:text-properties officeooo:rsid="000b2298"/>
    </style:style>
    <style:style style:name="T28" style:family="text">
      <style:text-properties fo:color="#1f1f1f" loext:opacity="100%" fo:font-style="normal" fo:font-weight="normal" style:font-style-asian="normal" style:font-weight-asian="normal"/>
    </style:style>
    <style:style style:name="T29" style:family="text">
      <style:text-properties fo:color="#1f1f1f" loext:opacity="100%" fo:font-style="normal" fo:font-weight="normal" officeooo:rsid="000baf9c" style:font-style-asian="normal" style:font-weight-asian="normal"/>
    </style:style>
    <style:style style:name="T30" style:family="text">
      <style:text-properties fo:color="#1f1f1f" loext:opacity="100%" fo:font-style="normal" fo:font-weight="bold" style:font-style-asian="normal" style:font-weight-asian="bold"/>
    </style:style>
    <style:style style:name="T31" style:family="text">
      <style:text-properties fo:color="#1f1f1f" loext:opacity="100%" fo:language="ru" fo:country="RU" fo:font-style="normal" fo:font-weight="normal" officeooo:rsid="000baf9c" style:font-style-asian="normal" style:font-weight-asian="normal"/>
    </style:style>
    <style:style style:name="T32" style:family="text">
      <style:text-properties fo:color="#381850" loext:opacity="100%" fo:font-style="normal" fo:font-weight="normal" style:font-style-asian="normal" style:font-weight-asian="normal"/>
    </style:style>
    <style:style style:name="T33" style:family="text">
      <style:text-properties fo:color="#1b1c1c" loext:opacity="100%" fo:font-style="normal" fo:font-weight="normal" style:font-style-asian="normal" style:font-weight-asian="normal"/>
    </style:style>
    <style:style style:name="T34" style:family="text">
      <style:text-properties fo:color="#1b1c1c" loext:opacity="100%" fo:language="ru" fo:country="RU" fo:font-style="normal" fo:font-weight="normal" officeooo:rsid="0007613f" style:font-style-asian="normal" style:font-weight-asian="normal"/>
    </style:style>
    <style:style style:name="T35" style:family="text">
      <style:text-properties fo:color="#1b1c1c" loext:opacity="100%" fo:language="ru" fo:country="RU" fo:font-style="normal" fo:font-weight="normal" officeooo:rsid="000d60f7" style:font-style-asian="normal" style:font-weight-asian="normal"/>
    </style:style>
    <style:style style:name="T36" style:family="text">
      <style:text-properties fo:color="#1b1c1c" loext:opacity="100%" fo:language="ru" fo:country="RU" fo:font-style="normal" fo:font-weight="bold" officeooo:rsid="000baf9c" style:font-style-asian="normal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in→<text:span text:style-name="T1"> Поглощение</text:span></text:p>
      <text:p text:style-name="P1"><text:span text:style-name="T1">Призыв</text:span></text:p>
      <text:p text:style-name="P5"><text:span text:style-name="T1">где двуручный призыв — добавить призвать сразу и оружие и броню</text:span></text:p>
      <text:p text:style-name="P1"><text:span text:style-name="T1"/></text:p>
      <text:p text:style-name="P1"><text:span text:style-name="T1">При успехе персонаж призывает существо или предмет. </text:span></text:p>
      <text:p text:style-name="P7"><text:span text:style-name="T1">Кажды</text:span><text:span text:style-name="T2">й</text:span><text:span text:style-name="T1"> неотменённы</text:span><text:span text:style-name="T2">й</text:span><text:span text:style-name="T1"> Успех увеличивают </text:span><text:span text:style-name="T2">время существования призванного объекта или существа на 1 раунд.</text:span></text:p>
      <text:p text:style-name="P8"><text:span text:style-name="T1">Каждые два неотменённых Преимущества позволяют:</text:span></text:p>
      <text:list xml:id="list273740867" text:style-name="L1">
        <text:list-item>
          <text:p text:style-name="P9"><text:span text:style-name="T5">О</text:span><text:span text:style-name="T3">ружию</text:span><text:span text:style-name="T1"> </text:span><text:span text:style-name="T4">добавить </text:span><text:span text:style-name="T1">свойства </text:span><text:span text:style-name="T3">Высококритичное, Превосходное, Проникающее, Точное.</text:span></text:p>
        </text:list-item>
        <text:list-item>
          <text:p text:style-name="P6"><text:span text:style-name="T5">Б</text:span><text:span text:style-name="T1">рон</text:span><text:span text:style-name="T4">е добавить </text:span><text:span text:style-name="T1">свойства Отражающее, Оборонительное.</text:span></text:p>
        </text:list-item>
        <text:list-item>
          <text:p text:style-name="P6"><text:span text:style-name="T5">С</text:span><text:span text:style-name="T4">уществам можно увеличить урон на 1, увеличить любой атрибут на 1.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Лечение</text:span></text:p>
      <text:p text:style-name="P1"><text:span text:style-name="T1">Концентрация: нет</text:span></text:p>
      <text:p text:style-name="P1"><text:span text:style-name="T1">Базовый навык: Восстановление</text:span></text:p>
      <text:p text:style-name="P1"><text:span text:style-name="T6">З</text:span>натоки магии <text:span text:style-name="T6">Восстановление </text:span>славятся своими лечащими способностями <text:span text:style-name="T6">и </text:span>могут <text:span text:style-name="T6">исцелять</text:span> раны, недуги <text:span text:style-name="T6">и критические травмы</text:span>. При совершении проверки персонаж выбирает одну цель, с которой он находится вплотную и которая не выведена из строя. Сложность этой проверки по умолчанию лёrкая (♦). При успехе персонаж вылечивает 1 <text:span text:style-name="T7">здоровья</text:span> за каждый неотменённый<text:span text:style-name="T1"> <text:s/></text:span><text:span text:style-name="T6">Успех</text:span><text:span text:style-name="T1"> </text:span>и 1<text:span text:style-name="T1"> </text:span><text:span text:style-name="T7">запаса сил</text:span><text:span text:style-name="T1"> </text:span>за каждый неотменённ<text:span text:style-name="T6">ое Преимущество.</text:span></text:p>
      <text:p text:style-name="P10">Перед совершением проверки <text:span text:style-name="T6">Восстановления</text:span> выберите любое количество дополнительных эффектов, перечисленных <text:span text:style-name="T6">в следующей таблице</text:span>. Эти эффекты добавляются к проверке.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353937261936">
          <table:table-cell table:style-name="Таблица1.A1" office:value-type="string">
            <text:p text:style-name="P16">Эффект</text:p>
          </table:table-cell>
          <table:table-cell table:style-name="Таблица1.A1" office:value-type="string">
            <text:p text:style-name="P15">Магический</text:p>
            <text:p text:style-name="P15">навык</text:p>
          </table:table-cell>
          <table:table-cell table:style-name="Таблица1.C1" office:value-type="string">
            <text:p text:style-name="P15">Увеличение</text:p>
            <text:p text:style-name="P15">сложности</text:p>
          </table:table-cell>
        </table:table-row>
        <table:table-row table:style-name="TableLine2353937261936">
          <table:table-cell table:style-name="Таблица1.A2" office:value-type="string">
            <text:p text:style-name="P3"><text:span text:style-name="T8">Дистанционный. Увеличьте дистанцию заклинания на одну категорию. Этот эффект можно применять несколько</text:span></text:p>
            <text:p text:style-name="P3"><text:span text:style-name="T9">раз, каждый раз увеличивая дистанцию на одну категорию.</text:span></text:p>
          </table:table-cell>
          <table:table-cell table:style-name="Таблица1.A2" office:value-type="string">
            <text:p text:style-name="P22">---</text:p>
          </table:table-cell>
          <table:table-cell table:style-name="Таблица1.C2" office:value-type="string">
            <text:p text:style-name="P15">+1</text:p>
          </table:table-cell>
        </table:table-row>
        <table:table-row table:style-name="TableLine2353937261936">
          <table:table-cell table:style-name="Таблица1.A2" office:value-type="string">
            <text:p text:style-name="P4"><text:span text:style-name="T10">Д</text:span><text:span text:style-name="T11">ополнительная цель. Заклинание воздействует на одну дополнительную цель, находящуюся в пределах дистанции.</text:span></text:p>
            <text:p text:style-name="P4"><text:span text:style-name="T12">Кроме того, после накладывания заклинания вы можете потратить </text:span><text:span text:style-name="T13">Преимущество</text:span><text:span text:style-name="T12">, чтобы оказать воздействие на одну </text:span><text:span text:style-name="T14">дополнительную цель, находящуюся в пределах дистанции заклинания </text:span><text:span text:style-name="T15">(</text:span><text:span text:style-name="T14">можно использовать несколько раз, каждый раз</text:span></text:p>
            <text:p text:style-name="P4"><text:span text:style-name="T16">тратя </text:span><text:span text:style-name="T17">Преимущество</text:span><text:span text:style-name="T16">)</text:span></text:p>
          </table:table-cell>
          <table:table-cell table:style-name="Таблица1.A2" office:value-type="string">
            <text:p text:style-name="P22">---</text:p>
          </table:table-cell>
          <table:table-cell table:style-name="Таблица1.C2" office:value-type="string">
            <text:p text:style-name="P15">+1</text:p>
          </table:table-cell>
        </table:table-row>
        <table:table-row table:style-name="TableLine2353937261936">
          <table:table-cell table:style-name="Таблица1.A2" office:value-type="string">
            <text:p text:style-name="P2"><text:span text:style-name="T21">Исцеление</text:span><text:span text:style-name="T18">. Выберите один длительный эффект состояния</text:span><text:span text:style-name="T19"> </text:span><text:span text:style-name="T20">или Простую Болезнь,</text:span><text:span text:style-name="T19"> </text:span><text:span text:style-name="T18">действующ</text:span><text:span text:style-name="T20">ую</text:span><text:span text:style-name="T18"> на цель. Этот </text:span><text:span text:style-name="T22">эффект немедленно оканчивается.</text:span></text:p>
          </table:table-cell>
          <table:table-cell table:style-name="Таблица1.A2" office:value-type="string">
            <text:p text:style-name="P15">Восстановление</text:p>
          </table:table-cell>
          <table:table-cell table:style-name="Таблица1.C2" office:value-type="string">
            <text:p text:style-name="P15">+1</text:p>
          </table:table-cell>
        </table:table-row>
        <table:table-row table:style-name="TableLine2353937261936">
          <table:table-cell table:style-name="Таблица1.A2" office:value-type="string">
            <text:p text:style-name="P2"><text:span text:style-name="T23">Лечение критическ</text:span><text:span text:style-name="T24">и</text:span><text:span text:style-name="T23">х травм. Выберите одну критическую травму, от которой страдает цель. Если заклинание </text:span><text:span text:style-name="T25">успешно, критическая травма излечивается.</text:span></text:p>
          </table:table-cell>
          <table:table-cell table:style-name="Таблица1.A2" office:value-type="string">
            <text:p text:style-name="P15">Восстановление</text:p>
          </table:table-cell>
          <table:table-cell table:style-name="Таблица1.C2" office:value-type="string">
            <text:p text:style-name="P15">+2</text:p>
          </table:table-cell>
        </table:table-row>
        <table:table-row table:style-name="TableLine2353937261936">
          <table:table-cell table:style-name="Таблица1.A2" office:value-type="string">
            <text:p text:style-name="P2"><text:span text:style-name="T26">Оживление выведенных из строя. Персонаж может выбрать цели, выведенные из строя.</text:span></text:p>
          </table:table-cell>
          <table:table-cell table:style-name="Таблица1.A2" office:value-type="string">
            <text:p text:style-name="P15">Восстановление</text:p>
          </table:table-cell>
          <table:table-cell table:style-name="Таблица1.C2" office:value-type="string">
            <text:p text:style-name="P15">+2</text:p>
          </table:table-cell>
        </table:table-row>
        <table:table-row table:style-name="TableLine2353937261936">
          <table:table-cell table:style-name="Таблица1.A2" office:value-type="string">
            <text:p text:style-name="P15">Сопротивление. Цель получает такой Бонус при проверках Стойкости, чтобы сопротивляться ядам или болезням, сколько у персонажа рангов навыка Восстановление</text:p>
          </table:table-cell>
          <table:table-cell table:style-name="Таблица1.A2" office:value-type="string">
            <text:p text:style-name="P15">Восстановление</text:p>
          </table:table-cell>
          <table:table-cell table:style-name="Таблица1.C2" office:value-type="string">
            <text:p text:style-name="P15">+1</text:p>
          </table:table-cell>
        </table:table-row>
        <table:table-row table:style-name="TableLine2353937261936">
          <table:table-cell table:style-name="Таблица1.A2" office:value-type="string">
            <text:p text:style-name="P2"><text:span text:style-name="T20">Великое </text:span><text:span text:style-name="T21">исцеление</text:span><text:span text:style-name="T18">. Выберите од</text:span><text:span text:style-name="T20">ну Серьезную Болезнь</text:span><text:span text:style-name="T18">, действующ</text:span><text:span text:style-name="T20">ую</text:span><text:span text:style-name="T18"> на цель. </text:span><text:span text:style-name="T20">Она</text:span><text:span text:style-name="T22"> немедленно оканчивается.</text:span></text:p>
          </table:table-cell>
          <table:table-cell table:style-name="Таблица1.A2" office:value-type="string">
            <text:p text:style-name="P17">Восстановление</text:p>
          </table:table-cell>
          <table:table-cell table:style-name="Таблица1.C2" office:value-type="string">
            <text:p text:style-name="P15">+2</text:p>
          </table:table-cell>
        </table:table-row>
      </table:table>
      <text:p text:style-name="P10"/>
      <text:p text:style-name="P11">Примечание: В<text:span text:style-name="T27">ы можете заметить отсутствие заклинания или эффекта Воскрешение. В</text:span> мире Древних Свитков не так просто воскрешать умерших. Обычно это требует заключения пакта с Даэдра, милости Божеств или сложнейших некромантских ритуалов.</text:p>
      <text:p text:style-name="P11"/>
      <text:p text:style-name="P14">Щит</text:p>
      <text:p text:style-name="P12">Концентрация: Да</text:p>
      <text:p text:style-name="P12">Базовый навык: Изменение</text:p>
      <text:p text:style-name="P13"><text:span text:style-name="T28">Заклинатели </text:span><text:span text:style-name="T29">школы Изменение</text:span><text:span text:style-name="T28"> могут создавать барьеры из магической энергии, защищающие</text:span></text:p>
      <text:p text:style-name="P1"><text:span text:style-name="T28">их самих и их союзников. Персонаж выбирает одну цель, с которой он находится вплотную (это может</text:span></text:p>
      <text:p text:style-name="P1"><text:soft-page-break/><text:span text:style-name="T28">быть он сам), а потом совершает проверку </text:span><text:span text:style-name="T31">магического навыка</text:span><text:span text:style-name="T28">. Сложность этой проверки по умолчанию</text:span></text:p>
      <text:p text:style-name="P1"><text:span text:style-name="T30">лёгкая </text:span><text:span text:style-name="T28">(</text:span><text:span text:style-name="T32">♦</text:span><text:span text:style-name="T28">). Если проверка успешна, то до конца следующего хода вашего персонажа урон от всех попаданий по цели уменьшается на 1 и уменьшается ещё на 1 за каждые </text:span><text:span text:style-name="T31">Два </text:span><text:span text:style-name="T28">неотменённы</text:span><text:span text:style-name="T31">х Успеха</text:span><text:span text:style-name="T28">, кроме первых.</text:span></text:p>
      <text:p text:style-name="P1"><text:span text:style-name="T33">Перед совершением проверки </text:span><text:span text:style-name="T35">Щита</text:span><text:span text:style-name="T33"> выберите любое количество дополнительных эффектов, перечисленных в </text:span><text:span text:style-name="T36">следующей таблице</text:span><text:span text:style-name="T33">. Эти эффекты добавляются </text:span><text:span text:style-name="T34">к проверке.</text:span>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353940606576">
          <table:table-cell table:style-name="Таблица2.A1" office:value-type="string">
            <text:p text:style-name="P18">Эффект</text:p>
          </table:table-cell>
          <table:table-cell table:style-name="Таблица2.A1" office:value-type="string">
            <text:p text:style-name="P18">Магический</text:p>
            <text:p text:style-name="P18">навык</text:p>
          </table:table-cell>
          <table:table-cell table:style-name="Таблица2.C1" office:value-type="string">
            <text:p text:style-name="P18">Увеличение</text:p>
            <text:p text:style-name="P18">сложности</text:p>
          </table:table-cell>
        </table:table-row>
        <table:table-row table:style-name="TableLine2353940606576">
          <table:table-cell table:style-name="Таблица2.A2" office:value-type="string">
            <text:p text:style-name="P3"><text:span text:style-name="T8">Дистанционный. Увеличьте дистанцию заклинания на одну категорию. Этот эффект можно применять несколько</text:span></text:p>
            <text:p text:style-name="P3"><text:span text:style-name="T9">раз, каждый раз увеличивая дистанцию на одну категорию.</text:span></text:p>
          </table:table-cell>
          <table:table-cell table:style-name="Таблица2.A2" office:value-type="string">
            <text:p text:style-name="P22">---</text:p>
          </table:table-cell>
          <table:table-cell table:style-name="Таблица2.C2" office:value-type="string">
            <text:p text:style-name="P15">+1</text:p>
          </table:table-cell>
        </table:table-row>
        <table:table-row table:style-name="TableLine2353940606576">
          <table:table-cell table:style-name="Таблица2.A2" office:value-type="string">
            <text:p text:style-name="P4"><text:span text:style-name="T10">Д</text:span><text:span text:style-name="T11">ополнительная цель. Заклинание воздействует на одну дополнительную цель, находящуюся в пределах дистанции.</text:span></text:p>
            <text:p text:style-name="P4"><text:span text:style-name="T12">Кроме того, после накладывания заклинания вы можете потратить </text:span><text:span text:style-name="T13">Преимущество</text:span><text:span text:style-name="T12">, чтобы оказать воздействие на одну </text:span><text:span text:style-name="T14">дополнительную цель, находящуюся в пределах дистанции заклинания </text:span><text:span text:style-name="T15">(</text:span><text:span text:style-name="T14">можно использовать несколько раз, каждый раз</text:span></text:p>
            <text:p text:style-name="P4"><text:span text:style-name="T16">тратя </text:span><text:span text:style-name="T17">Преимущество</text:span><text:span text:style-name="T16">)</text:span></text:p>
          </table:table-cell>
          <table:table-cell table:style-name="Таблица2.A2" office:value-type="string">
            <text:p text:style-name="P22">---</text:p>
          </table:table-cell>
          <table:table-cell table:style-name="Таблица2.C2" office:value-type="string">
            <text:p text:style-name="P15">+1</text:p>
          </table:table-cell>
        </table:table-row>
        <table:table-row table:style-name="TableLine2353940606576">
          <table:table-cell table:style-name="Таблица2.A2" office:value-type="string">
            <text:p text:style-name="P18">Огненный / Морозный / Электрический щит. Противники, которые начинают свой ход Вплотную от цели заклинания, должны пройти Трудную (3) проверку Акробатики. При провале получат урон, равный рангу навыка Разрушение <text:s/>заклинателя. Эффект длится, пока длится заклинание Щит.</text:p>
          </table:table-cell>
          <table:table-cell table:style-name="Таблица2.A2" office:value-type="string">
            <text:p text:style-name="P18">Разрушение</text:p>
          </table:table-cell>
          <table:table-cell table:style-name="Таблица2.C2" office:value-type="string">
            <text:p text:style-name="P18">+1</text:p>
          </table:table-cell>
        </table:table-row>
        <table:table-row table:style-name="TableLine2353940606576">
          <table:table-cell table:style-name="Таблица2.A2" office:value-type="string">
            <text:p text:style-name="P18">Поглощение магии. Когда цель заклинания Щит станет целью для вражеского заклинания, можно потратить Помеху из результата проверки противника, чтобы получить Бонус к своему следующему действию. Количество используемых Помех не должно превышать ранги навыка Мистицизм</text:p>
          </table:table-cell>
          <table:table-cell table:style-name="Таблица2.A2" office:value-type="string">
            <text:p text:style-name="P18">Мистицизм</text:p>
          </table:table-cell>
          <table:table-cell table:style-name="Таблица2.C2" office:value-type="string">
            <text:p text:style-name="P18">+1</text:p>
          </table:table-cell>
        </table:table-row>
        <table:table-row table:style-name="TableLine2353940606576">
          <table:table-cell table:style-name="Таблица2.A2" office:value-type="string">
            <text:p text:style-name="P20">Святилище. Заклинание дает целям ближнюю и дальнюю защиту, равную рангу навыка Мистицизм вашего персонажа.</text:p>
          </table:table-cell>
          <table:table-cell table:style-name="Таблица2.A2" office:value-type="string">
            <text:p text:style-name="P19">Мистицизм</text:p>
          </table:table-cell>
          <table:table-cell table:style-name="Таблица2.C2" office:value-type="string">
            <text:p text:style-name="P20">+2</text:p>
          </table:table-cell>
        </table:table-row>
        <table:table-row table:style-name="TableLine2353940606576">
          <table:table-cell table:style-name="Таблица2.A2" office:value-type="string">
            <text:p text:style-name="P20">Усиленный. Щит уменьшает получаемый урон на количество неотмененных Успехов, вместо обычного успеха</text:p>
          </table:table-cell>
          <table:table-cell table:style-name="Таблица2.A2" office:value-type="string">
            <text:p text:style-name="P21">Изменение</text:p>
          </table:table-cell>
          <table:table-cell table:style-name="Таблица2.C2" office:value-type="string">
            <text:p text:style-name="P20">+2</text:p>
          </table:table-cell>
        </table:table-row>
        <table:table-row table:style-name="TableLine2353940606576">
          <table:table-cell table:style-name="Таблица2.A2" office:value-type="string">
            <text:p text:style-name="P21">Отражающий. Если противник совершает магическую атаку по цели, находящейся под действием </text:p>
          </table:table-cell>
          <table:table-cell table:style-name="Таблица2.A2" office:value-type="string">
            <text:p text:style-name="P22"/>
          </table:table-cell>
          <table:table-cell table:style-name="Таблица2.C2" office:value-type="string">
            <text:p text:style-name="P22"/>
          </table:table-cell>
        </table:table-row>
        <table:table-row table:style-name="TableLine2353940606576"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C2" office:value-type="string">
            <text:p text:style-name="P2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*Cambria-17485-Identity-H" svg:font-family="*Cambria-17485-Identity-H" style:font-family-generic="roman" style:font-pitch="variable"/>
    <style:font-face style:name="*Cambria-18752-Identity-H" svg:font-family="*Cambria-18752-Identity-H" style:font-family-generic="roman" style:font-pitch="variable"/>
    <style:font-face style:name="*Courier New-18750-Identity-H" svg:font-family="'*Courier New-18750-Identity-H'" style:font-family-generic="roman" style:font-pitch="variable"/>
    <style:font-face style:name="*Courier New-Bold-18748-Identity-H" svg:font-family="'*Courier New-Bold-18748-Identity-H'" style:font-family-generic="roman" style:font-pitch="variable"/>
    <style:font-face style:name="*Minion Pro-17488-Identity-H" svg:font-family="'*Minion Pro-17488-Identity-H'" style:font-family-generic="roman" style:font-pitch="variable"/>
    <style:font-face style:name="*Minion Pro-18754-Identity-H" svg:font-family="'*Minion Pro-18754-Identity-H'" style:font-family-generic="roman" style:font-pitch="variable"/>
    <style:font-face style:name="*Minion Pro-18755-Identity-H" svg:font-family="'*Minion Pro-18755-Identity-H'" style:font-family-generic="roman" style:font-pitch="variable"/>
    <style:font-face style:name="*Minion Pro-Bold-17489-Identity-H" svg:font-family="'*Minion Pro-Bold-17489-Identity-H'" style:font-family-generic="roman" style:font-pitch="variable"/>
    <style:font-face style:name="*Minion Pro-Bold-18753-Identity-H" svg:font-family="'*Minion Pro-Bold-18753-Identity-H'" style:font-family-generic="roman" style:font-pitch="variable"/>
    <style:font-face style:name="*Minion Pro-Bold-18756-Identity-H" svg:font-family="'*Minion Pro-Bold-18756-Identity-H'" style:font-family-generic="roman" style:font-pitch="variable"/>
    <style:font-face style:name="*Times New Roman-17479-Identity-H" svg:font-family="'*Times New Roman-17479-Identity-H'" style:font-family-generic="roman" style:font-pitch="variable"/>
    <style:font-face style:name="*Times New Roman-17480-Identity-H" svg:font-family="'*Times New Roman-17480-Identity-H'" style:font-family-generic="roman" style:font-pitch="variable"/>
    <style:font-face style:name="*Times New Roman-18741-Identity-H" svg:font-family="'*Times New Roman-18741-Identity-H'" style:font-family-generic="roman" style:font-pitch="variable"/>
    <style:font-face style:name="*Times New Roman-18742-Identity-H" svg:font-family="'*Times New Roman-18742-Identity-H'" style:font-family-generic="roman" style:font-pitch="variable"/>
    <style:font-face style:name="*Times New Roman-18743-Identity-H" svg:font-family="'*Times New Roman-18743-Identity-H'" style:font-family-generic="roman" style:font-pitch="variable"/>
    <style:font-face style:name="*Times New Roman-18744-Identity-H" svg:font-family="'*Times New Roman-18744-Identity-H'" style:font-family-generic="roman" style:font-pitch="variable"/>
    <style:font-face style:name="*Times New Roman-Bold-18746-Identity-H" svg:font-family="'*Times New Roman-Bold-18746-Identity-H'" style:font-family-generic="roman" style:font-pitch="variable"/>
    <style:font-face style:name="*Times New Roman-BoldItalic-18745-Identity-H" svg:font-family="'*Times New Roman-BoldItalic-18745-Identity-H'" style:font-family-generic="roman" style:font-pitch="variable"/>
    <style:font-face style:name="*Verdana-18751-Identity-H" svg:font-family="*Verdana-18751-Identity-H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3-02-03T21:23:53.976000000</dc:date>
    <meta:editing-duration>PT54M24S</meta:editing-duration>
    <meta:editing-cycles>14</meta:editing-cycles>
    <meta:document-statistic meta:table-count="2" meta:image-count="0" meta:object-count="0" meta:page-count="2" meta:paragraph-count="79" meta:word-count="614" meta:character-count="4684" meta:non-whitespace-character-count="4147"/>
  </office:meta>
</office:document-meta>
</file>